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textarea-vertical-align="middle" draw:auto-grow-height="true" fo:min-height="3.507cm"/>
      <style:paragraph-properties style:writing-mode="lr-tb"/>
    </style:style>
    <style:style style:name="pr2" style:family="presentation" style:parent-style-name="Impress1-outline1">
      <style:graphic-properties draw:textarea-vertical-align="middle"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textarea-vertical-align="top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draw:textarea-vertical-align="top" fo:min-height="11.93cm"/>
      <style:paragraph-properties style:writing-mode="lr-tb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line-height="100%" fo:text-indent="0cm"/>
      <style:text-properties fo:color="#333333" style:text-outline="false" style:text-line-through-style="none" style:text-line-through-type="none" style:font-name="Noto Sans Regular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line-height="100%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Финальный кейс:</text:span><text:span text:style-name="T1"><text:line-break/></text:span><text:span text:style-name="T1">Личный помощник школьника</text:span></text:p>
          </draw:text-box>
        </draw:frame>
        <draw:frame presentation:style-name="pr2" draw:text-style-name="P2" draw:layer="layout" svg:width="24cm" svg:height="12.18cm" svg:x="2cm" svg:y="6cm" presentation:class="outline" presentation:user-transformed="true">
          <draw:text-box>
            <text:list text:style-name="L2">
              <text:list-header>
                <text:p text:style-name="P2"><text:span text:style-name="T2">Участники:</text:span></text:p>
              </text:list-header>
            </text:list>
            <text:p text:style-name="P2"><text:span text:style-name="T2">Говорухин Петр Алексеевич</text:span></text:p>
            <text:p text:style-name="P2"><text:span text:style-name="T2">Дробышев Глеб Викторович</text:span></text:p>
            <text:p text:style-name="P2"><text:span text:style-name="T2">Березовский Тихон Викторович</text:span></text:p>
            <text:p text:style-name="P2"><text:span text:style-name="T2">Борисов Илья Михайлови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1cm" presentation:class="title" presentation:user-transformed="true">
          <draw:text-box>
            <text:p><text:span text:style-name="T1">Требования к функциям</text:span> </text:p>
          </draw:text-box>
        </draw:frame>
        <draw:frame presentation:style-name="pr5" draw:text-style-name="P5" draw:layer="layout" svg:width="24cm" svg:height="12.18cm" svg:x="2cm" svg:y="4.8cm" presentation:class="outline" presentation:user-transformed="true">
          <draw:text-box>
            <text:list text:style-name="L2">
              <text:list-item>
                <text:p text:style-name="P4"><text:span text:style-name="T3">Отображение расписания;</text:span></text:p>
              </text:list-item>
              <text:list-item>
                <text:p text:style-name="P4"><text:span text:style-name="T3">Добавление <text:s/>и <text:s/>изменение <text:s/>расписания <text:s/>через <text:s/>пользовательский интерфейс;</text:span></text:p>
              </text:list-item>
              <text:list-item>
                <text:p text:style-name="P4"><text:span text:style-name="T3">Добавление и изменение расписания путем внесения данных в хранилище; </text:span></text:p>
              </text:list-item>
              <text:list-item>
                <text:p text:style-name="P4"><text:span text:style-name="T3">Добавление <text:s/>через <text:s/>пользовательский <text:s/>интерфейс <text:s/>домашнего задания к уроку;</text:span></text:p>
              </text:list-item>
              <text:list-item>
                <text:p text:style-name="P4"><text:span text:style-name="T3">Добавление заметки к уроку/событию;</text:span></text:p>
              </text:list-item>
              <text:list-item>
                <text:p text:style-name="P4"><text:span text:style-name="T3">Просмотр <text:s/>домашнего <text:s/>задания/заметки <text:s/>к <text:s/>конкретному уроку/событию;</text:span></text:p>
              </text:list-item>
              <text:list-item>
                <text:p text:style-name="P4"><text:span text:style-name="T3">В домашнем <text:s/>задании <text:s/>присутствует <text:s/>возможность <text:s/>отмечать выполненные пункты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4cm" presentation:class="title" presentation:user-transformed="true">
          <draw:text-box>
            <text:p text:style-name="P6"><text:span text:style-name="T1">Требования к MVP</text:span></text:p>
          </draw:text-box>
        </draw:frame>
        <draw:frame presentation:style-name="pr7" draw:text-style-name="P8" draw:layer="layout" svg:width="24cm" svg:height="7cm" svg:x="2.2cm" svg:y="4.2cm" presentation:class="outline" presentation:user-transformed="true">
          <draw:text-box>
            <text:list text:style-name="L2">
              <text:list-item>
                <text:p text:style-name="P7"><text:span text:style-name="T3">Ввод <text:s/>данных, <text:s/>с <text:s/>возможностью занесения <text:s/>информации <text:s/>в расписание, домашние задания; </text:span></text:p>
              </text:list-item>
              <text:list-item>
                <text:p text:style-name="P7"><text:span text:style-name="T3">Отображение данных, с возможностью просматривать расписание на день и/или неделю, просматривать домашние задания; </text:span></text:p>
              </text:list-item>
              <text:list-item>
                <text:p text:style-name="P7"><text:span text:style-name="T3">Организация способа <text:s/>хранения <text:s/>данных;</text:span></text:p>
              </text:list-item>
              <text:list-item>
                <text:p text:style-name="P7"><text:span text:style-name="T3">Графического интерфейса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text-style-name="P6" draw:layer="layout" svg:width="24.599cm" svg:height="3.507cm" svg:x="2cm" svg:y="0.493cm" presentation:class="title" presentation:user-transformed="true">
          <draw:text-box>
            <text:p text:style-name="P6"><text:span text:style-name="T1">Регламент испытаний</text:span></text:p>
          </draw:text-box>
        </draw:frame>
        <draw:frame presentation:style-name="pr7" draw:text-style-name="P8" draw:layer="layout" svg:width="24cm" svg:height="12.18cm" svg:x="2.2cm" svg:y="4.8cm" presentation:class="outline" presentation:user-transformed="true">
          <draw:text-box>
            <text:list text:style-name="L2">
              <text:list-item>
                <text:p text:style-name="P7"><text:span text:style-name="T3">Просмотр расписания на неделю через интерфейс пользователя.</text:span></text:p>
              </text:list-item>
              <text:list-item>
                <text:p text:style-name="P7"><text:span text:style-name="T3">Изменение расписания на один из дней недели через интерфейс пользователей.</text:span></text:p>
              </text:list-item>
              <text:list-item>
                <text:p text:style-name="P7"><text:span text:style-name="T3">Добавление домашнего задания на определенный урок.</text:span></text:p>
              </text:list-item>
              <text:list-item>
                <text:p text:style-name="P7"><text:span text:style-name="T3">Добавление заметки к событию/уроку.</text:span></text:p>
              </text:list-item>
              <text:list-item>
                <text:p text:style-name="P7"><text:span text:style-name="T3">Отметка о выполнении пунктов в задании.</text:span></text:p>
              </text:list-item>
              <text:list-item>
                <text:p text:style-name="P7"><text:span text:style-name="T3">Проверка целостности данных.</text:span></text:p>
              </text:list-item>
              <text:list-item>
                <text:p text:style-name="P7"><text:span text:style-name="T3">Проверка реализации шифрования данных.</text:span></text:p>
              </text:list-item>
              <text:list-item>
                <text:p text:style-name="P7"><text:span text:style-name="T3">Демонстрация жюри дополнительных возможностей продукта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5T10:52:30.180000000</meta:creation-date>
    <meta:editing-duration>PT3M34S</meta:editing-duration>
    <meta:editing-cycles>2</meta:editing-cycles>
    <meta:generator>LibreOffice/6.4.1.2$Windows_X86_64 LibreOffice_project/4d224e95b98b138af42a64d84056446d09082932</meta:generator>
    <dc:title>Impress</dc:title>
    <dc:date>2020-03-15T11:18:08.127000000</dc:date>
    <meta:document-statistic meta:object-count="50"/>
  </office:meta>
</office:document-meta>
</file>